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paragraph-properties>
        <style:tab-stops>
          <style:tab-stop style:position="8.939cm"/>
        </style:tab-stops>
      </style:paragraph-properties>
    </style:style>
    <style:style style:name="P4" style:family="paragraph" style:parent-style-name="Preformatted_20_Text">
      <style:text-properties fo:font-size="20pt" style:font-size-asian="20pt" style:font-size-complex="20pt"/>
    </style:style>
    <style:style style:name="P5" style:family="paragraph" style:parent-style-name="Preformatted_20_Text">
      <style:paragraph-properties fo:break-before="page"/>
    </style:style>
    <style:style style:name="P6" style:family="paragraph" style:parent-style-name="Preformatted_20_Text">
      <style:paragraph-properties>
        <style:tab-stops>
          <style:tab-stop style:position="10.48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reacion dunha nova base de datos 'bcopias'</text:p>
      <text:p text:style-name="Preformatted_20_Text"/>
      <text:p text:style-name="Preformatted_20_Text">esta creacion esta feita partindo de que traballamos dende a conta linux <text:s/>oracle contrasinal oracle </text:p>
      <text:p text:style-name="Preformatted_20_Text"/>
      <text:p text:style-name="P4"><text:span text:style-name="T3">nota importante</text:span><text:span text:style-name="T2">: </text:span><text:span text:style-name="T1">o nome da base </text:span><text:span text:style-name="T4">non debe exceder de</text:span><text:span text:style-name="T1"> 8 </text:span><text:span text:style-name="T4">caracteres</text:span> </text:p>
      <text:p text:style-name="Preformatted_20_Text"/>
      <text:p text:style-name="Preformatted_20_Text">1. abro terminal (vamos a identificalo como terminal 1) </text:p>
      <text:p text:style-name="Preformatted_20_Text"/>
      <text:p text:style-name="Preformatted_20_Text">2. crear directorios de repositorio da nova base </text:p>
      <text:p text:style-name="Preformatted_20_Text"/>
      <text:p text:style-name="Preformatted_20_Text">cd /home/oracle/app/oracle/admin </text:p>
      <text:p text:style-name="Preformatted_20_Text">mkdir bcopias </text:p>
      <text:p text:style-name="Preformatted_20_Text">cd bcopias </text:p>
      <text:p text:style-name="Preformatted_20_Text">mkdir adump </text:p>
      <text:p text:style-name="Preformatted_20_Text">mkdir dpdump </text:p>
      <text:p text:style-name="Preformatted_20_Text">mkdir pfile </text:p>
      <text:p text:style-name="Preformatted_20_Text"/>
      <text:p text:style-name="Preformatted_20_Text">cd /home/oracle/app/oracle/oradata </text:p>
      <text:p text:style-name="P6">mkdir bcopias </text:p>
      <text:p text:style-name="Preformatted_20_Text"/>
      <text:p text:style-name="Preformatted_20_Text">cd /home/oracle/app/oracle/flash_recovery_area</text:p>
      <text:p text:style-name="Preformatted_20_Text">mkdir bcopias</text:p>
      <text:p text:style-name="Preformatted_20_Text"/>
      <text:p text:style-name="Preformatted_20_Text">3. crear o ficheiro de parametros servidor </text:p>
      <text:p text:style-name="Preformatted_20_Text"/>
      <text:p text:style-name="Preformatted_20_Text">gedit /home/oracle/app/oracle/admin/bcopias/pfile/init.ora </text:p>
      <text:p text:style-name="Preformatted_20_Text"><text:s/></text:p>
      <text:p text:style-name="Preformatted_20_Text">compatible='11.2.0.0.0' </text:p>
      <text:p text:style-name="Preformatted_20_Text">control_files='/home/oracle/app/oracle/oradata/bcopias/control01.ctl' </text:p>
      <text:p text:style-name="Preformatted_20_Text">control_files='/home/oracle/app/oracle/oradata/bcopias/control02.ctl' </text:p>
      <text:p text:style-name="Preformatted_20_Text">db_name='bcopias' </text:p>
      <text:p text:style-name="Preformatted_20_Text">db_recovery_file_dest='/home/oracle/app/oracle/flash_recovery_area' </text:p>
      <text:p text:style-name="Preformatted_20_Text">db_recovery_file_dest_size=3882M </text:p>
      <text:p text:style-name="Preformatted_20_Text">memory_target=843055104</text:p>
      <text:p text:style-name="Preformatted_20_Text"/>
      <text:p text:style-name="Preformatted_20_Text"/>
      <text:p text:style-name="P5">4.creamos o ficheiro de contrasinais</text:p>
      <text:p text:style-name="Preformatted_20_Text">coidado! : Sen blancos aos lados dos iguais</text:p>
      <text:p text:style-name="Preformatted_20_Text"/>
      <text:p text:style-name="Preformatted_20_Text">ORACLE_SID=bcopias</text:p>
      <text:p text:style-name="Preformatted_20_Text">ORACLE_BASE=/home/oracle/app/oracle</text:p>
      <text:p text:style-name="Preformatted_20_Text">ORACLE_HOME=/home/oracle/app/oracle/product/11.2.0/dbhome_1</text:p>
      <text:p text:style-name="Preformatted_20_Text">PWFILE=$ORACLE_HOME/dbs/orapw$ORACLE_SID</text:p>
      <text:p text:style-name="Preformatted_20_Text">. oraenv <text:s/></text:p>
      <text:p text:style-name="Preformatted_20_Text">ORACLE_SID = [bcopias] ? bcopias</text:p>
      <text:p text:style-name="Preformatted_20_Text">ORACLE_HOME = [/home/oracle] ? /home/oracle/app/oracle/product/11.2.0/dbhome_1</text:p>
      <text:p text:style-name="Preformatted_20_Text">orapwd file=$PWFILE password=oracle entries=4</text:p>
      <text:p text:style-name="Preformatted_20_Text"/>
      <text:p text:style-name="Preformatted_20_Text">5. Executar sqlplus e conectarse como sysdba </text:p>
      <text:p text:style-name="Preformatted_20_Text"/>
      <text:p text:style-name="Preformatted_20_Text">rlwrap sqlplus sys/oracle as sysdba</text:p>
      <text:p text:style-name="Preformatted_20_Text"/>
      <text:p text:style-name="Preformatted_20_Text">(Connected to an idle instance.) </text:p>
      <text:p text:style-name="Preformatted_20_Text"/>
      <text:p text:style-name="Preformatted_20_Text"/>
      <text:p text:style-name="Preformatted_20_Text"/>
      <text:p text:style-name="Preformatted_20_Text">6 agora creamos o spfile do a partires do pfile anterior , </text:p>
      <text:p text:style-name="Preformatted_20_Text"/>
      <text:p text:style-name="Preformatted_20_Text">SQL&gt; create spfile= '/home/oracle/app/oracle/product/11.2.0/dbhome_1/dbs/spfilebcopias.ora' from pfile='/home/oracle/app/oracle/admin/bcopias/pfile/init.ora'; </text:p>
      <text:p text:style-name="Preformatted_20_Text"/>
      <text:p text:style-name="Preformatted_20_Text">File created. </text:p>
      <text:p text:style-name="Preformatted_20_Text"/>
      <text:p text:style-name="Preformatted_20_Text"/>
      <text:p text:style-name="Preformatted_20_Text">iniciamos a nova instancia en modo nomount </text:p>
      <text:p text:style-name="Preformatted_20_Text"/>
      <text:p text:style-name="Preformatted_20_Text">SQL&gt; startup nomount </text:p>
      <text:p text:style-name="Preformatted_20_Text"/>
      <text:p text:style-name="P5"/>
      <text:p text:style-name="Preformatted_20_Text">6. creamos a base de datos mediante o comando create database. </text:p>
      <text:p text:style-name="Preformatted_20_Text">nota : &amp;ruta <text:s text:c="3"/>definese ao inicio previamente en <text:s/>sqlplus ca orde : </text:p>
      <text:p text:style-name="Preformatted_20_Text"/>
      <text:p text:style-name="Preformatted_20_Text">SQL&gt; <text:s text:c="2"/>DEFINE ruta= /home/oracle/app/oracle/oradata/bcopias </text:p>
      <text:p text:style-name="Preformatted_20_Text"/>
      <text:p text:style-name="Preformatted_20_Text">SQL&gt; </text:p>
      <text:p text:style-name="Preformatted_20_Text">create database bcopias </text:p>
      <text:p text:style-name="Preformatted_20_Text">user sys identified by oracle </text:p>
      <text:p text:style-name="Preformatted_20_Text">user system identified by oracle </text:p>
      <text:p text:style-name="Preformatted_20_Text">set default smallfile tablespace </text:p>
      <text:p text:style-name="Preformatted_20_Text">datafile '&amp;ruta/system01.dbf' size 200M </text:p>
      <text:p text:style-name="Preformatted_20_Text">autoextend on <text:s/>next 10M </text:p>
      <text:p text:style-name="Preformatted_20_Text">extent <text:s/>management local </text:p>
      <text:p text:style-name="Preformatted_20_Text">sysaux datafile '&amp;ruta/sysaux01.dbf' size 100M </text:p>
      <text:p text:style-name="Preformatted_20_Text">autoextend on next 10M </text:p>
      <text:p text:style-name="Preformatted_20_Text">logfile </text:p>
      <text:p text:style-name="Preformatted_20_Text">group 1 ('&amp;ruta/redo01a.log','&amp;ruta/redo01b.log') size 50M, </text:p>
      <text:p text:style-name="Preformatted_20_Text">group 2 ('&amp;ruta/redo02a.log','&amp;ruta/redo02b.log') size 50M, </text:p>
      <text:p text:style-name="Preformatted_20_Text">group 3 ('&amp;ruta/redo03a.log','&amp;ruta/redo03b.log') size 50M </text:p>
      <text:p text:style-name="Preformatted_20_Text">smallfile undo tablespace undotbs </text:p>
      <text:p text:style-name="Preformatted_20_Text">datafile '&amp;ruta/undotbs01.dbf' size 100M </text:p>
      <text:p text:style-name="Preformatted_20_Text">autoextend on next 10M maxsize 1024M </text:p>
      <text:p text:style-name="Preformatted_20_Text">smallfile default temporary tablespace temp </text:p>
      <text:p text:style-name="Preformatted_20_Text">tempfile '&amp;ruta/temp01.dbf' size 100M </text:p>
      <text:p text:style-name="Preformatted_20_Text">autoextend on next 10M maxsize 1024M </text:p>
      <text:p text:style-name="Preformatted_20_Text">default tablespace deftbs </text:p>
      <text:p text:style-name="Preformatted_20_Text">datafile '&amp;ruta/deftbs01.dbf' size 10M </text:p>
      <text:p text:style-name="Preformatted_20_Text">autoextend on next 10M maxsize 500M </text:p>
      <text:p text:style-name="Preformatted_20_Text">extent <text:s/>management local autoallocate </text:p>
      <text:p text:style-name="Preformatted_20_Text">noarchivelog </text:p>
      <text:p text:style-name="Preformatted_20_Text">character set WE8ISO8859P15 </text:p>
      <text:p text:style-name="Preformatted_20_Text">national character set AL16UTF16 </text:p>
      <text:p text:style-name="Preformatted_20_Text">set TIME_ZONE='Europe/Madrid' </text:p>
      <text:p text:style-name="Preformatted_20_Text">maxinstances 1 </text:p>
      <text:p text:style-name="Preformatted_20_Text">maxlogfiles 16 </text:p>
      <text:p text:style-name="Preformatted_20_Text">maxlogmembers 4 </text:p>
      <text:p text:style-name="Preformatted_20_Text">maxdatafiles 128 </text:p>
      <text:p text:style-name="Preformatted_20_Text">/ </text:p>
      <text:p text:style-name="Preformatted_20_Text"/>
      <text:p text:style-name="Preformatted_20_Text"/>
      <text:p text:style-name="Preformatted_20_Text"/>
      <text:p text:style-name="Preformatted_20_Text">si esta orden de crear a database da erro deben borrarse a man todos os ficheiros que creou senon dara erro cando se volte dar a orden de creación da base <text:s/>porque algun ficheiro xa existe: </text:p>
      <text:p text:style-name="Preformatted_20_Text">os ficheiros a borrar son os que se atopan dentro deste directorios : </text:p>
      <text:p text:style-name="Preformatted_20_Text">cd /home/oracle/app/oracle/flash_recovery_area/bcopias</text:p>
      <text:p text:style-name="Preformatted_20_Text">cd /home/oracle/app/oracle/oradata/bcopias</text:p>
      <text:p text:style-name="Preformatted_20_Text">cd /home/oracle/app/oracle/admin/bcopias/adump (este directorio estará valeiro ata que se cree a base) </text:p>
      <text:p text:style-name="Preformatted_20_Text"/>
      <text:p text:style-name="Preformatted_20_Text">e voltamos <text:s/>a lanzar a orde de creación da base e si falla de novo voltamos a recrear todo dende a rexeneracion incluso do spfile </text:p>
      <text:p text:style-name="Preformatted_20_Text">crearase a base e será operativa <text:s/>pero non teremos creadas as vistas e sinónimos que fan que o diccionario de datos sexa explotable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7. Se todo foi ben <text:s/>creamos o diccionario de datos:</text:p>
      <text:p text:style-name="Preformatted_20_Text"><text:soft-page-break/></text:p>
      <text:p text:style-name="Preformatted_20_Text"/>
      <text:p text:style-name="Preformatted_20_Text">cerramos terminal </text:p>
      <text:p text:style-name="Preformatted_20_Text">voltamoa a abrilo </text:p>
      <text:p text:style-name="Preformatted_20_Text">. oraenv ? bcopias</text:p>
      <text:p text:style-name="P3"><text:s/>(se non amosa a seguinte ruta introducila a man </text:p>
      <text:p text:style-name="Preformatted_20_Text">/home/oracle/app/oracle/product/11.2.0/dbhome_1 </text:p>
      <text:p text:style-name="Preformatted_20_Text">(enter) </text:p>
      <text:p text:style-name="Preformatted_20_Text">sqlplus sys/oracle as sysdba </text:p>
      <text:p text:style-name="Preformatted_20_Text">startup</text:p>
      <text:p text:style-name="Preformatted_20_Text">verificamos que estamos conectados mediante a instancia a base adecuada: </text:p>
      <text:p text:style-name="Preformatted_20_Text"><text:s/></text:p>
      <text:p text:style-name="Preformatted_20_Text">select value from v$system_parameter where name='db_name'; </text:p>
      <text:p text:style-name="Preformatted_20_Text">select value from v$system_parameter where name='instance_name'; </text:p>
      <text:p text:style-name="Preformatted_20_Text"/>
      <text:p text:style-name="Preformatted_20_Text">agora si creamos o diccionario de datos: </text:p>
      <text:p text:style-name="Preformatted_20_Text">@?/rdbms/admin/catalog.sql </text:p>
      <text:p text:style-name="Preformatted_20_Text">@?/rdbms/admin/catproc.sql </text:p>
      <text:p text:style-name="Preformatted_20_Text"/>
      <text:p text:style-name="Preformatted_20_Text">create user scott identified by scott quota 10m on deftbs; </text:p>
      <text:p text:style-name="Preformatted_20_Text">grant create session, create table to scott;</text:p>
      <text:p text:style-name="Preformatted_20_Text"/>
      <text:p text:style-name="Preformatted_20_Text">connect scott/scott </text:p>
      <text:p text:style-name="Preformatted_20_Text">Error accessing PRODUCT_USER_PROFILE </text:p>
      <text:p text:style-name="Preformatted_20_Text">Warning: <text:s/>Product user profile information not loaded! </text:p>
      <text:p text:style-name="Preformatted_20_Text">You may need to run PUPBLD.SQL as SYSTEM </text:p>
      <text:p text:style-name="Preformatted_20_Text">Connected. </text:p>
      <text:p text:style-name="Preformatted_20_Text"/>
      <text:p text:style-name="Preformatted_20_Text">Correximos este erro</text:p>
      <text:p text:style-name="Preformatted_20_Text">conn sys/oracle as sysdba</text:p>
      <text:p text:style-name="Preformatted_20_Text">alter user system identified by oracle</text:p>
      <text:p text:style-name="Preformatted_20_Text">connect system/oracle </text:p>
      <text:p text:style-name="Preformatted_20_Text"/>
      <text:p text:style-name="Preformatted_20_Text">SQL&gt; @'$ORACLE_HOME/sqlplus/admin/pupbld.sql'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para que non nos volte pedir <text:s/>a ruta oracle_home cando nos conectamos ao entorno mediante .oraenv engadimos (respetando as líneas que xa existan) a seguinte linea no ficheiro /etc/oratab: (o Y permitenos prepararnos para poderconfigurar un arranque automatico mais adiante) </text:p>
      <text:p text:style-name="Preformatted_20_Text">su root</text:p>
      <text:p text:style-name="Preformatted_20_Text">gedit /etc/oratab</text:p>
      <text:p text:style-name="Preformatted_20_Text"/>
      <text:p text:style-name="Preformatted_20_Text">bcopias:/home/oracle/app/oracle/product/11.2.0/dbhome_1:Y </text:p>
      <text:p text:style-name="Preformatted_20_Text"/>
      <text:p text:style-name="Preformatted_20_Text">pechamos o ficheiro e xa esta (reiniciando a base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2.0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9-05-06T21:27:49</dc:date>
    <meta:editing-cycles>78</meta:editing-cycles>
    <meta:editing-duration>PT36H38M08S</meta:editing-duration>
    <meta:document-statistic meta:table-count="0" meta:image-count="0" meta:object-count="0" meta:page-count="5" meta:paragraph-count="119" meta:word-count="601" meta:character-count="5015"/>
    <meta:user-defined meta:name="Info 1"/>
    <meta:user-defined meta:name="Info 2"/>
    <meta:user-defined meta:name="Info 3"/>
    <meta:user-defined meta:name="Info 4"/>
  </office:meta>
</office:document-meta>
</file>